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C00000043E48DACB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in" table:align="center"/>
    </style:style>
    <style:style style:name="Table1.A" style:family="table-column">
      <style:table-column-properties style:column-width="6in"/>
    </style:style>
    <style:style style:name="Table1.A1" style:family="table-cell">
      <style:table-cell-properties fo:background-color="#000000" fo:padding="0.0403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4.3333in" style:rel-column-width="40996*"/>
    </style:style>
    <style:style style:name="Table2.B" style:family="table-column">
      <style:table-column-properties style:column-width="1.3646in" style:rel-column-width="12909*"/>
    </style:style>
    <style:style style:name="Table2.C" style:family="table-column">
      <style:table-column-properties style:column-width="1.2292in" style:rel-column-width="1163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Courier New" fo:font-size="14pt" style:font-name-asian="Courier New" style:font-size-asian="10pt" style:font-name-complex="Courier New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4pt" style:font-name-asian="Courier New" style:font-size-asian="10pt" style:font-name-complex="Courier New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4pt" fo:font-weight="bold" style:font-name-asian="Courier New" style:font-size-asian="10pt" style:font-weight-asian="bold" style:font-name-complex="Courier New" style:font-size-complex="10pt" style:font-weight-complex="bold"/>
    </style:style>
    <style:style style:name="P5" style:family="paragraph" style:parent-style-name="Preformatted_20_Text">
      <style:paragraph-properties fo:margin-left="0.7874in" fo:text-indent="0in" style:auto-text-indent="false"/>
      <style:text-properties fo:font-weight="bold" officeooo:paragraph-rsid="00198355" style:font-weight-asian="bold" style:font-weight-complex="bold"/>
    </style:style>
    <style:style style:name="P6" style:family="paragraph" style:parent-style-name="Slide_20_Preformatted_20_Text">
      <style:paragraph-properties fo:margin-left="0.7874in" fo:text-indent="0in" style:auto-text-indent="false"/>
      <style:text-properties fo:font-weight="bold" officeooo:paragraph-rsid="00198355" style:font-weight-asian="bold" style:font-weight-complex="bold"/>
    </style:style>
    <style:style style:name="P7" style:family="paragraph" style:parent-style-name="Slide_20_Preformatted_20_Text">
      <style:paragraph-properties fo:margin-left="0.7874in" fo:text-indent="0in" style:auto-text-indent="false"/>
      <style:text-properties fo:font-weight="bold" officeooo:paragraph-rsid="001acefc" style:font-weight-asian="bold" style:font-weight-complex="bold"/>
    </style:style>
    <style:style style:name="P8" style:family="paragraph" style:parent-style-name="Slide_20_Preformatted_20_Text">
      <style:paragraph-properties fo:margin-left="0.7874in" fo:text-indent="0in" style:auto-text-indent="false"/>
      <style:text-properties fo:font-weight="bold" officeooo:rsid="001a8b83" officeooo:paragraph-rsid="001acefc" style:font-weight-asian="bold" style:font-weight-complex="bold"/>
    </style:style>
    <style:style style:name="P9" style:family="paragraph" style:parent-style-name="Preformatted_20_Text">
      <style:paragraph-properties fo:margin-left="0.7874in" fo:text-indent="0in" style:auto-text-indent="false"/>
      <style:text-properties officeooo:paragraph-rsid="00198355"/>
    </style:style>
    <style:style style:name="P10" style:family="paragraph" style:parent-style-name="Slide_20_Preformatted_20_Text">
      <style:paragraph-properties fo:margin-left="0.7874in" fo:text-indent="0in" style:auto-text-indent="false"/>
      <style:text-properties officeooo:paragraph-rsid="00198355"/>
    </style:style>
    <style:style style:name="P11" style:family="paragraph" style:parent-style-name="Preformatted_20_Text">
      <style:paragraph-properties fo:margin-left="0.7874in" fo:text-indent="0in" style:auto-text-indent="false"/>
      <style:text-properties fo:font-weight="normal" officeooo:paragraph-rsid="00198355" style:font-weight-asian="normal" style:font-weight-complex="normal"/>
    </style:style>
    <style:style style:name="P12" style:family="paragraph" style:parent-style-name="Preformatted_20_Text">
      <style:paragraph-properties fo:margin-left="0.7874in" fo:text-indent="0in" style:auto-text-indent="false"/>
      <style:text-properties fo:font-size="12pt" fo:font-weight="normal" officeooo:paragraph-rsid="00198355" style:font-size-asian="12pt" style:font-weight-asian="normal" style:font-size-complex="12pt" style:font-weight-complex="normal"/>
    </style:style>
    <style:style style:name="P13" style:family="paragraph" style:parent-style-name="Preformatted_20_Text">
      <style:paragraph-properties fo:margin-left="0.7874in" fo:text-indent="0in" style:auto-text-indent="false"/>
      <style:text-properties fo:font-size="12pt" fo:font-weight="normal" officeooo:paragraph-rsid="001acefc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margin-left="0.7874in" fo:text-indent="0in" style:auto-text-indent="false"/>
      <style:text-properties fo:font-size="12pt" fo:font-weight="normal" officeooo:paragraph-rsid="001c53fc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margin-left="0.7874in" fo:text-indent="0in" style:auto-text-indent="false"/>
      <style:text-properties fo:font-size="12pt" fo:font-weight="bold" officeooo:paragraph-rsid="00198355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margin-left="0.7874in" fo:text-indent="0in" style:auto-text-indent="false"/>
      <style:text-properties fo:font-size="12pt" fo:font-weight="bold" officeooo:paragraph-rsid="001acefc" style:font-size-asian="12pt" style:font-weight-asian="bold" style:font-size-complex="12pt" style:font-weight-complex="bold"/>
    </style:style>
    <style:style style:name="P17" style:family="paragraph" style:parent-style-name="Slide_20_Preformatted_20_Text">
      <style:paragraph-properties fo:margin-left="0.7874in" fo:text-indent="0in" style:auto-text-indent="false"/>
      <style:text-properties fo:font-size="12pt" fo:font-weight="bold" officeooo:paragraph-rsid="001acefc" style:font-size-asian="12pt" style:font-weight-asian="bold" style:font-size-complex="12pt" style:font-weight-complex="bold"/>
    </style:style>
    <style:style style:name="P18" style:family="paragraph" style:parent-style-name="Preformatted_20_Text">
      <style:paragraph-properties fo:margin-left="0.7874in" fo:text-indent="0in" style:auto-text-indent="false"/>
      <style:text-properties fo:font-size="12pt" fo:font-weight="bold" officeooo:paragraph-rsid="001c53fc" style:font-size-asian="12pt" style:font-weight-asian="bold" style:font-size-complex="12pt" style:font-weight-complex="bold"/>
    </style:style>
    <style:style style:name="P19" style:family="paragraph" style:parent-style-name="Slide_20_Preformatted_20_Text">
      <style:paragraph-properties fo:margin-left="0.7874in" fo:text-indent="0in" style:auto-text-indent="false"/>
      <style:text-properties fo:font-size="12pt" fo:font-weight="bold" officeooo:rsid="001a8b83" officeooo:paragraph-rsid="001acefc" style:font-size-asian="12pt" style:font-weight-asian="bold" style:font-size-complex="12pt" style:font-weight-complex="bold"/>
    </style:style>
    <style:style style:name="P20" style:family="paragraph" style:parent-style-name="Slide_20_Preformatted_20_Text">
      <style:paragraph-properties fo:margin-left="0.7874in" fo:text-indent="0in" style:auto-text-indent="false"/>
      <style:text-properties fo:font-size="12pt" fo:font-weight="bold" officeooo:rsid="00198355" officeooo:paragraph-rsid="001acefc" style:font-size-asian="12pt" style:font-weight-asian="bold" style:font-size-complex="12pt" style:font-weight-complex="bold"/>
    </style:style>
    <style:style style:name="P21" style:family="paragraph" style:parent-style-name="Slide_20_Preformatted_20_Text">
      <style:paragraph-properties fo:margin-left="0.7874in" fo:text-indent="0in" style:auto-text-indent="false"/>
      <style:text-properties fo:font-size="12pt" officeooo:paragraph-rsid="001acefc" style:font-size-asian="12pt" style:font-size-complex="12pt"/>
    </style:style>
    <style:style style:name="P22" style:family="paragraph" style:parent-style-name="Slide_20_Preformatted_20_Text">
      <style:paragraph-properties fo:margin-left="0.7874in" fo:text-indent="0in" style:auto-text-indent="false"/>
      <style:text-properties officeooo:paragraph-rsid="001acefc"/>
    </style:style>
    <style:style style:name="P23" style:family="paragraph" style:parent-style-name="Text_20_body">
      <style:text-properties officeooo:paragraph-rsid="001acefc"/>
    </style:style>
    <style:style style:name="P24" style:family="paragraph" style:parent-style-name="Heading_20_1" style:master-page-name="Right_20_Page">
      <style:paragraph-properties style:page-number="auto"/>
    </style:style>
    <style:style style:name="P25" style:family="paragraph" style:parent-style-name="Preformatted_20_Text">
      <style:paragraph-properties fo:margin-left="0.7874in" fo:text-indent="0in" style:auto-text-indent="false"/>
      <style:text-properties fo:font-size="12pt" fo:font-weight="normal" officeooo:paragraph-rsid="001cf865" style:font-size-asian="12pt" style:font-weight-asian="normal" style:font-size-complex="12pt" style:font-weight-complex="normal"/>
    </style:style>
    <style:style style:name="P26" style:family="paragraph" style:parent-style-name="Preformatted_20_Text">
      <style:paragraph-properties fo:margin-left="0.7874in" fo:text-indent="0in" style:auto-text-indent="false"/>
      <style:text-properties fo:font-size="12pt" fo:font-weight="normal" officeooo:paragraph-rsid="001fbb28" style:font-size-asian="12pt" style:font-weight-asian="normal" style:font-size-complex="12pt" style:font-weight-complex="normal"/>
    </style:style>
    <style:style style:name="P27" style:family="paragraph" style:parent-style-name="Preformatted_20_Text">
      <style:paragraph-properties fo:margin-left="0.7874in" fo:text-indent="0in" style:auto-text-indent="false"/>
      <style:text-properties officeooo:paragraph-rsid="001cf865"/>
    </style:style>
    <style:style style:name="P28" style:family="paragraph" style:parent-style-name="Preformatted_20_Text">
      <style:paragraph-properties fo:margin-left="0.7874in" fo:text-indent="0in" style:auto-text-indent="false"/>
      <style:text-properties fo:font-weight="normal" officeooo:paragraph-rsid="001cf865" style:font-weight-asian="normal" style:font-weight-complex="normal"/>
    </style:style>
    <style:style style:name="P29" style:family="paragraph" style:parent-style-name="Preformatted_20_Text">
      <style:paragraph-properties fo:margin-left="0.7874in" fo:text-indent="0in" style:auto-text-indent="false"/>
      <style:text-properties fo:font-weight="normal" officeooo:paragraph-rsid="001fbb28" style:font-weight-asian="normal" style:font-weight-complex="normal"/>
    </style:style>
    <style:style style:name="P30" style:family="paragraph" style:parent-style-name="Preformatted_20_Text">
      <style:paragraph-properties fo:margin-left="0.7874in" fo:text-indent="0in" style:auto-text-indent="false"/>
      <style:text-properties officeooo:paragraph-rsid="001fbb28"/>
    </style:style>
    <style:style style:name="P31" style:family="paragraph" style:parent-style-name="Slide_20_Bullet" style:list-style-name=""/>
    <style:style style:name="P32" style:family="paragraph" style:parent-style-name="Slide_20_Bullet" style:list-style-name="">
      <style:text-properties officeooo:paragraph-rsid="00198355"/>
    </style:style>
    <style:style style:name="P33" style:family="paragraph" style:parent-style-name="Slide_20_Bullet" style:list-style-name="Slide_20_Bullet"/>
    <style:style style:name="P34" style:family="paragraph" style:parent-style-name="Slide_20_Bullet" style:list-style-name="Slide_20_Bullet">
      <style:text-properties officeooo:paragraph-rsid="00198355"/>
    </style:style>
    <style:style style:name="P35" style:family="paragraph" style:parent-style-name="Slide_20_Bullet" style:list-style-name="Slide_20_Bullet">
      <style:text-properties officeooo:paragraph-rsid="001acefc"/>
    </style:style>
    <style:style style:name="P36" style:family="paragraph" style:parent-style-name="Slide_20_Bullet" style:list-style-name="Slide_20_Bullet">
      <style:text-properties officeooo:paragraph-rsid="001c53fc"/>
    </style:style>
    <style:style style:name="P37" style:family="paragraph" style:parent-style-name="Slide_20_Bullet" style:list-style-name="Slide_20_Bullet">
      <style:text-properties officeooo:rsid="00198355" officeooo:paragraph-rsid="00198355"/>
    </style:style>
    <style:style style:name="P38" style:family="paragraph" style:parent-style-name="Slide_20_Bullet" style:list-style-name="L1">
      <style:text-properties officeooo:rsid="00198355" officeooo:paragraph-rsid="00198355"/>
    </style:style>
    <style:style style:name="P39" style:family="paragraph" style:parent-style-name="Slide_20_Bullet" style:list-style-name="">
      <style:text-properties officeooo:rsid="00198355" officeooo:paragraph-rsid="00198355"/>
    </style:style>
    <style:style style:name="P40" style:family="paragraph" style:parent-style-name="Slide_20_Bullet" style:list-style-name="L2">
      <style:text-properties officeooo:rsid="00198355" officeooo:paragraph-rsid="00198355"/>
    </style:style>
    <style:style style:name="P41" style:family="paragraph" style:parent-style-name="Slide_20_Bullet" style:list-style-name="Slide_20_Bullet">
      <style:text-properties officeooo:rsid="001c53fc" officeooo:paragraph-rsid="001c53fc"/>
    </style:style>
    <style:style style:name="P42" style:family="paragraph" style:parent-style-name="Slide_20_Bullet" style:list-style-name="L1">
      <style:text-properties officeooo:paragraph-rsid="001acefc"/>
    </style:style>
    <style:style style:name="P43" style:family="paragraph" style:parent-style-name="Slide_20_Bullet" style:list-style-name="Slide_20_Bullet">
      <style:text-properties officeooo:rsid="001acefc" officeooo:paragraph-rsid="001acefc"/>
    </style:style>
    <style:style style:name="P44" style:family="paragraph" style:parent-style-name="Slide_20_Bullet" style:list-style-name="L2">
      <style:text-properties officeooo:paragraph-rsid="00198355"/>
    </style:style>
    <style:style style:name="P45" style:family="paragraph" style:parent-style-name="Slide_20_Bullet" style:list-style-name="Slide_20_Bullet">
      <style:text-properties officeooo:rsid="001a8b83" officeooo:paragraph-rsid="001a8b83"/>
    </style:style>
    <style:style style:name="P46" style:family="paragraph" style:parent-style-name="Slide_20_Bullet" style:list-style-name="Slide_20_Bullet">
      <style:text-properties officeooo:rsid="001a8b83" officeooo:paragraph-rsid="001acefc"/>
    </style:style>
    <style:style style:name="P47" style:family="paragraph" style:parent-style-name="Slide_20_Bullet" style:list-style-name="Slide_20_Bullet">
      <style:text-properties officeooo:rsid="001a8b83" officeooo:paragraph-rsid="001cf865"/>
    </style:style>
    <style:style style:name="P48" style:family="paragraph" style:parent-style-name="Slide_20_Bullet" style:list-style-name="Slide_20_Bullet">
      <style:text-properties officeooo:rsid="001a8b83" officeooo:paragraph-rsid="001fbb28"/>
    </style:style>
    <style:style style:name="P49" style:family="paragraph" style:parent-style-name="Slide_20_Bullet" style:list-style-name="L3">
      <style:text-properties officeooo:rsid="001a8b83" officeooo:paragraph-rsid="001acefc"/>
    </style:style>
    <style:style style:name="P50" style:family="paragraph" style:parent-style-name="Slide_20_Bullet" style:list-style-name="Slide_20_Bullet">
      <style:text-properties fo:font-weight="bold" officeooo:paragraph-rsid="001a8b83" style:font-weight-asian="bold" style:font-weight-complex="bold"/>
    </style:style>
    <style:style style:name="P51" style:family="paragraph" style:parent-style-name="Slide_20_Bullet" style:list-style-name="">
      <style:text-properties fo:font-size="10pt" officeooo:rsid="001640c5" officeooo:paragraph-rsid="001cf865" style:font-size-asian="10pt" style:font-size-complex="10pt"/>
    </style:style>
    <style:style style:name="P52" style:family="paragraph" style:parent-style-name="Slide_20_Bullet" style:list-style-name="">
      <style:text-properties fo:font-size="10pt" officeooo:rsid="001640c5" officeooo:paragraph-rsid="001fbb28" style:font-size-asian="10pt" style:font-size-complex="10pt"/>
    </style:style>
    <style:style style:name="P53" style:family="paragraph" style:parent-style-name="Slide_20_Bullet" style:list-style-name="">
      <style:text-properties officeooo:rsid="001640c5" officeooo:paragraph-rsid="001cf865"/>
    </style:style>
    <style:style style:name="P54" style:family="paragraph" style:parent-style-name="Slide_20_Bullet" style:list-style-name="">
      <style:text-properties officeooo:rsid="001640c5" officeooo:paragraph-rsid="001ea6bf"/>
    </style:style>
    <style:style style:name="P55" style:family="paragraph" style:parent-style-name="Slide_20_Bullet" style:list-style-name="">
      <style:text-properties officeooo:rsid="001640c5" officeooo:paragraph-rsid="001fbb28"/>
    </style:style>
    <style:style style:name="P56" style:family="paragraph" style:parent-style-name="Slide_20_Bullet" style:list-style-name="">
      <style:text-properties fo:color="#00a933" loext:opacity="100%" fo:font-weight="bold" officeooo:rsid="001640c5" officeooo:paragraph-rsid="001fbb28" style:font-weight-asian="bold" style:font-weight-complex="bold"/>
    </style:style>
    <style:style style:name="P57" style:family="paragraph" style:parent-style-name="Slide_20_Bullet" style:list-style-name="Slide_20_Bullet">
      <style:text-properties officeooo:rsid="001404bb" officeooo:paragraph-rsid="001cf865"/>
    </style:style>
    <style:style style:name="P58" style:family="paragraph" style:parent-style-name="Slide_20_Bullet" style:list-style-name="Slide_20_Bullet">
      <style:text-properties officeooo:rsid="001404bb" officeooo:paragraph-rsid="001fbb28"/>
    </style:style>
    <style:style style:name="P59" style:family="paragraph" style:parent-style-name="Slide_20_Bullet" style:list-style-name="Slide_20_Bullet">
      <style:paragraph-properties fo:text-align="start" style:justify-single-word="false"/>
      <style:text-properties officeooo:paragraph-rsid="001cf865"/>
    </style:style>
    <style:style style:name="P60" style:family="paragraph" style:parent-style-name="Slide_20_Bullet" style:list-style-name="Slide_20_Bullet">
      <style:paragraph-properties fo:text-align="start" style:justify-single-word="false"/>
      <style:text-properties officeooo:paragraph-rsid="001fbb28"/>
    </style:style>
    <style:style style:name="P61" style:family="paragraph" style:parent-style-name="Slide_20_Bullet" style:list-style-name="">
      <style:text-properties fo:color="#000000" loext:opacity="100%" fo:font-weight="normal" officeooo:rsid="001640c5" officeooo:paragraph-rsid="001cf865" style:font-weight-asian="normal" style:font-weight-complex="normal"/>
    </style:style>
    <style:style style:name="P62" style:family="paragraph" style:parent-style-name="Slide_20_Bullet" style:list-style-name="">
      <style:text-properties fo:color="#000000" loext:opacity="100%" fo:font-weight="normal" officeooo:rsid="001640c5" officeooo:paragraph-rsid="001fbb28" style:font-weight-asian="normal" style:font-weight-complex="normal"/>
    </style:style>
    <style:style style:name="P63" style:family="paragraph" style:parent-style-name="Slide_20_Bullet" style:list-style-name="">
      <style:text-properties fo:color="#000000" loext:opacity="100%" fo:font-weight="normal" officeooo:rsid="001640c5" officeooo:paragraph-rsid="001ea6bf" style:font-weight-asian="normal" style:font-weight-complex="normal"/>
    </style:style>
    <style:style style:name="P64" style:family="paragraph" style:parent-style-name="Slide_20_Header" style:list-style-name="">
      <style:paragraph-properties fo:text-align="center" style:justify-single-word="false"/>
    </style:style>
    <style:style style:name="P65" style:family="paragraph" style:parent-style-name="Slide_20_Header" style:list-style-name="">
      <style:paragraph-properties fo:text-align="center" style:justify-single-word="false"/>
      <style:text-properties officeooo:paragraph-rsid="00198355"/>
    </style:style>
    <style:style style:name="P66" style:family="paragraph" style:parent-style-name="Slide_20_Header">
      <style:paragraph-properties fo:break-before="page"/>
    </style:style>
    <style:style style:name="P67" style:family="paragraph" style:parent-style-name="Slide_20_Header">
      <style:paragraph-properties fo:break-before="page"/>
      <style:text-properties officeooo:paragraph-rsid="00198355"/>
    </style:style>
    <style:style style:name="P68" style:family="paragraph" style:parent-style-name="Slide_20_Header">
      <style:paragraph-properties fo:break-before="page"/>
      <style:text-properties officeooo:rsid="00198355" officeooo:paragraph-rsid="00198355"/>
    </style:style>
    <style:style style:name="P69" style:family="paragraph" style:parent-style-name="Slide_20_Header">
      <style:paragraph-properties fo:break-before="page"/>
      <style:text-properties officeooo:paragraph-rsid="001acefc"/>
    </style:style>
    <style:style style:name="P70" style:family="paragraph" style:parent-style-name="Slide_20_Header">
      <style:paragraph-properties fo:break-before="page"/>
      <style:text-properties officeooo:rsid="001404bb" officeooo:paragraph-rsid="001cf865"/>
    </style:style>
    <style:style style:name="P71" style:family="paragraph" style:parent-style-name="Slide_20_Header">
      <style:paragraph-properties fo:break-before="page"/>
      <style:text-properties officeooo:rsid="001404bb" officeooo:paragraph-rsid="001fbb2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8355" style:font-weight-asian="bold" style:font-weight-complex="bold"/>
    </style:style>
    <style:style style:name="T3" style:family="text">
      <style:text-properties fo:font-weight="bold" officeooo:rsid="001a8b83" style:font-weight-asian="bold" style:font-weight-complex="bold"/>
    </style:style>
    <style:style style:name="T4" style:family="text">
      <style:text-properties officeooo:rsid="00198355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style:font-name="Courier New" fo:font-weight="bold" officeooo:rsid="00198355" style:font-weight-asian="bold" style:font-weight-complex="bold"/>
    </style:style>
    <style:style style:name="T7" style:family="text">
      <style:text-properties style:font-name="Courier New" fo:font-weight="bold" officeooo:rsid="001a8b83" style:font-weight-asian="bold" style:font-weight-complex="bold"/>
    </style:style>
    <style:style style:name="T8" style:family="text">
      <style:text-properties style:font-name="Courier New" fo:font-weight="bold" officeooo:rsid="001acefc" style:font-weight-asian="bold" style:font-weight-complex="bold"/>
    </style:style>
    <style:style style:name="T9" style:family="text">
      <style:text-properties style:font-name="Courier New" fo:font-weight="bold" officeooo:rsid="001c53fc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98355" style:font-weight-asian="normal" style:font-weight-complex="normal"/>
    </style:style>
    <style:style style:name="T12" style:family="text">
      <style:text-properties fo:font-weight="normal" officeooo:rsid="001a8b83" style:font-weight-asian="normal" style:font-weight-complex="normal"/>
    </style:style>
    <style:style style:name="T13" style:family="text">
      <style:text-properties fo:font-weight="normal" officeooo:rsid="001ea6bf" style:font-weight-asian="normal" style:font-weight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98355" style:font-size-asian="12pt" style:font-size-complex="12pt"/>
    </style:style>
    <style:style style:name="T16" style:family="text">
      <style:text-properties fo:font-size="12pt" officeooo:rsid="001a8b83" style:font-size-asian="12pt" style:font-size-complex="12pt"/>
    </style:style>
    <style:style style:name="T17" style:family="text">
      <style:text-properties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98355" style:font-size-asian="12pt" style:font-weight-asian="normal" style:font-size-complex="12pt" style:font-weight-complex="normal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1a8b83" style:font-size-asian="12pt" style:font-weight-asian="bold" style:font-size-complex="12pt" style:font-weight-complex="bold"/>
    </style:style>
    <style:style style:name="T21" style:family="text">
      <style:text-properties officeooo:rsid="001a8b83"/>
    </style:style>
    <style:style style:name="T22" style:family="text">
      <style:text-properties officeooo:rsid="001acefc"/>
    </style:style>
    <style:style style:name="T23" style:family="text">
      <style:text-properties officeooo:rsid="001c53fc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3pt" officeooo:rsid="00198355" style:font-size-asian="13pt" style:font-size-complex="13pt"/>
    </style:style>
    <style:style style:name="T26" style:family="text">
      <style:text-properties fo:font-size="13pt" officeooo:rsid="001c53fc" style:font-size-asian="13pt" style:font-size-complex="13pt"/>
    </style:style>
    <style:style style:name="T27" style:family="text">
      <style:text-properties officeooo:rsid="001640c5"/>
    </style:style>
    <style:style style:name="T28" style:family="text">
      <style:text-properties officeooo:rsid="0027ddbe"/>
    </style:style>
    <style:style style:name="T29" style:family="text">
      <style:text-properties style:font-name="Courier New" fo:font-weight="bold" officeooo:rsid="001cf865" style:font-weight-asian="bold" style:font-weight-complex="bold"/>
    </style:style>
    <style:style style:name="T30" style:family="text">
      <style:text-properties style:font-name="Courier New" fo:font-weight="bold" officeooo:rsid="001ea6bf" style:font-weight-asian="bold" style:font-weight-complex="bold"/>
    </style:style>
    <style:style style:name="T31" style:family="text">
      <style:text-properties style:font-name="Courier New" officeooo:rsid="001ea6bf"/>
    </style:style>
    <style:style style:name="T32" style:family="text">
      <style:text-properties style:font-name="Courier New" fo:font-weight="normal" officeooo:rsid="001ea6bf" style:font-weight-asian="normal" style:font-weight-complex="normal"/>
    </style:style>
    <style:style style:name="T33" style:family="text">
      <style:text-properties officeooo:rsid="001cf865"/>
    </style:style>
    <style:style style:name="T34" style:family="text">
      <style:text-properties officeooo:rsid="001ea6bf"/>
    </style:style>
    <style:style style:name="T35" style:family="text">
      <style:text-properties officeooo:rsid="001fbb28"/>
    </style:style>
    <style:style style:name="T36" style:family="text">
      <style:text-properties fo:color="#000000" loext:opacity="100%" officeooo:rsid="001ea6bf"/>
    </style:style>
    <style:style style:name="T37" style:family="text">
      <style:text-properties fo:color="#000000" loext:opacity="100%" style:font-name="Courier New" officeooo:rsid="001ea6bf"/>
    </style:style>
    <style:style style:name="T38" style:family="text">
      <style:text-properties fo:color="#000000" loext:opacity="100%" style:font-name="Courier New" fo:font-weight="normal" officeooo:rsid="001ea6bf" style:font-weight-asian="normal" style:font-weight-complex="normal"/>
    </style:style>
    <style:style style:name="T39" style:family="text">
      <style:text-properties fo:color="#000000" loext:opacity="100%" fo:font-weight="normal" officeooo:rsid="001ea6bf" style:font-weight-asian="normal" style:font-weight-complex="normal"/>
    </style:style>
    <text:list-style style:name="L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Spring JDBC Support</text:h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Heading">Objectives</text:p>
            </table:table-cell>
          </table:table-row>
        </table:table-header-rows>
        <table:table-row>
          <table:table-cell table:style-name="Table1.A2" office:value-type="string">
            <text:p text:style-name="P31">Key objectives of this chapter</text:p>
            <text:list xml:id="list2373432000" text:style-name="Slide_20_Bullet">
              <text:list-item>
                <text:p text:style-name="P33">Using Spring with JDBC</text:p>
              </text:list-item>
              <text:list-item>
                <text:p text:style-name="P33">Various Spring classes provided for JDBC operations</text:p>
              </text:list-item>
            </text:list>
          </table:table-cell>
        </table:table-row>
      </table:table>
      <text:h text:style-name="P64" text:outline-level="2"/>
      <text:h text:style-name="P66" text:outline-level="2">Spring JDBC Support</text:h>
      <text:list xml:id="list205855304029955" text:continue-numbering="true" text:style-name="Slide_20_Bullet">
        <text:list-item>
          <text:p text:style-name="P33">The JDBC support of Spring performs common tasks for you so you can focus on what is application-specific</text:p>
        </text:list-item>
        <text:list-item>
          <text:p text:style-name="P33">Spring JDBC <text:span text:style-name="T4">allows you to </text:span>simplify the data access code while still <text:span text:style-name="T4">using </text:span>SQL syntax</text:p>
          <text:list>
            <text:list-item>
              <text:p text:style-name="P33">This might be less radical than migrating to another persistence framework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Action</text:p>
          </table:table-cell>
          <table:table-cell table:style-name="Table2.A1" office:value-type="string">
            <text:p text:style-name="P4">Spring</text:p>
          </table:table-cell>
          <table:table-cell table:style-name="Table2.C1" office:value-type="string">
            <text:p text:style-name="P4">You</text:p>
          </table:table-cell>
        </table:table-row>
        <table:table-row>
          <table:table-cell table:style-name="Table2.A2" office:value-type="string">
            <text:p text:style-name="P2">Define connection parameters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2">Open the connection</text:p>
          </table:table-cell>
          <table:table-cell table:style-name="Table2.A2" office:value-type="string">
            <text:p text:style-name="P3">X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">Specify the SQL statement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2">Declare parameters and provide parameter values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2">Prepare and execute the statement</text:p>
          </table:table-cell>
          <table:table-cell table:style-name="Table2.A2" office:value-type="string">
            <text:p text:style-name="P3">X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">Set up the loop to iterate through the results (if any)</text:p>
          </table:table-cell>
          <table:table-cell table:style-name="Table2.A2" office:value-type="string">
            <text:p text:style-name="P3">X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">Do the work for each iteration</text:p>
          </table:table-cell>
          <table:table-cell table:style-name="Table2.A2" office:value-type="string">
            <text:p text:style-name="P3"/>
          </table:table-cell>
          <table:table-cell table:style-name="Table2.C2" office:value-type="string">
            <text:p text:style-name="P3">X</text:p>
          </table:table-cell>
        </table:table-row>
        <table:table-row>
          <table:table-cell table:style-name="Table2.A2" office:value-type="string">
            <text:p text:style-name="P2">Process any exception</text:p>
          </table:table-cell>
          <table:table-cell table:style-name="Table2.A2" office:value-type="string">
            <text:p text:style-name="P3">X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">Handle transactions</text:p>
          </table:table-cell>
          <table:table-cell table:style-name="Table2.A2" office:value-type="string">
            <text:p text:style-name="P3">X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2">Close the connection, statement and ResultSet</text:p>
          </table:table-cell>
          <table:table-cell table:style-name="Table2.A2" office:value-type="string">
            <text:p text:style-name="P3">X</text:p>
          </table:table-cell>
          <table:table-cell table:style-name="Table2.C2" office:value-type="string">
            <text:p text:style-name="P3"/>
          </table:table-cell>
        </table:table-row>
      </table:table>
      <text:p text:style-name="Slide_20_Preformatted_20_Text"/>
      <text:h text:style-name="P64" text:outline-level="2"/>
      <text:h text:style-name="P66" text:outline-level="2">Main Spring JDBC Classes</text:h>
      <text:list xml:id="list205854363672548" text:continue-numbering="true" text:style-name="Slide_20_Bullet">
        <text:list-item>
          <text:p text:style-name="P37">Spring’s JDBC support classes include:</text:p>
          <text:list>
            <text:list-item>
              <text:p text:style-name="P34"><text:span text:style-name="T6">JdbcClient</text:span><text:span text:style-name="T4"> – Executes SQL queries for reading and writing to databases with a fluent interface.</text:span></text:p>
            </text:list-item>
            <text:list-item>
              <text:p text:style-name="P34"><text:span text:style-name="T5">JdbcTemplate</text:span> – <text:span text:style-name="T4">Older object for executing SQL queries. <text:s/>Still fully supported and commonly used.</text:span></text:p>
            </text:list-item>
            <text:list-item>
              <text:p text:style-name="P34"><text:span text:style-name="T5">NamedParameterJdbcTemplate</text:span> – <text:span text:style-name="T4">W</text:span>raps the classic <text:span text:style-name="T5">JdbcTemplate</text:span> allowing to use named parameters like ':firstName' instead of the usual JDBC '?' placeholders</text:p>
              <text:list>
                <text:list-item>
                  <text:p text:style-name="P37"><text:span text:style-name="T5">JdbcClient</text:span> does not need a separate class to do this.</text:p>
                </text:list-item>
              </text:list>
            </text:list-item>
          </text:list>
        </text:list-item>
        <text:list-item>
          <text:p text:style-name="P41">All of the above throw <text:span text:style-name="T5">DataAccessException</text:span> or a subclass (<text:span text:style-name="T5">RuntimeException</text:span>)</text:p>
          <text:p text:style-name="P33"/>
        </text:list-item>
      </text:list>
      <text:h text:style-name="P64" text:outline-level="2"/>
      <text:h text:style-name="P66" text:outline-level="2">Spring Jdbc<text:span text:style-name="T4">Client</text:span> </text:h>
      <text:list text:continue-numbering="true" text:style-name="Slide_20_Bullet">
        <text:list-item>
          <text:p text:style-name="P34">The Spring <text:span text:style-name="T6">JdbcClient</text:span> class <text:span text:style-name="T4">simplifies use of JDBC by removing </text:span>boilerplate <text:span text:style-name="T4">code </text:span>for resource management, exception handling, etc</text:p>
        </text:list-item>
        <text:list-item>
          <text:p text:style-name="P34">It only requires a <text:s/><text:span text:style-name="T6">DataSource</text:span></text:p>
        </text:list-item>
      </text:list>
      <text:p text:style-name="Slide_20_Preformatted_20_Text"><text:s text:c="4"/>@Bean</text:p>
      <text:p text:style-name="Slide_20_Preformatted_20_Text"><text:s text:c="4"/>public JdbcClient jdbcClient(DataSource dataSource) {</text:p>
      <text:p text:style-name="Slide_20_Preformatted_20_Text"><text:s text:c="8"/><text:span text:style-name="T1">return Jdbc</text:span><text:span text:style-name="T2">Client.create</text:span><text:span text:style-name="T1">(dataSource);</text:span></text:p>
      <text:p text:style-name="Slide_20_Preformatted_20_Text"><text:s text:c="4"/>}</text:p>
      <text:p text:style-name="Slide_20_Preformatted_20_Text"/>
      <text:list xml:id="list205854362916967" text:continue-numbering="true" text:style-name="Slide_20_Bullet">
        <text:list-item>
          <text:p text:style-name="P34"><text:span text:style-name="T6">JdbcClient</text:span><text:span text:style-name="T4"> is thread-safe; </text:span>one instance can be shared by many <text:span text:style-name="T22">threads and many </text:span>DAOs.</text:p>
        </text:list-item>
      </text:list>
      <text:p text:style-name="P32"/>
      <text:p text:style-name="P32"/>
      <text:p text:style-name="P32"/>
      <text:h text:style-name="P65" text:outline-level="2"/>
      <text:h text:style-name="P67" text:outline-level="2"><text:span text:style-name="T4">Using</text:span> Jdbc<text:span text:style-name="T4">Client</text:span> </text:h>
      <text:list xml:id="list205854599242329" text:continue-numbering="true" text:style-name="Slide_20_Bullet">
        <text:list-item>
          <text:p text:style-name="P34"><text:span text:style-name="T6">JdbcClient</text:span> <text:span text:style-name="T4">provides a fluent interface for working with the underlying JDBC API.</text:span></text:p>
        </text:list-item>
      </text:list>
      <text:p text:style-name="P12">@Repository <text:s text:c="3"/></text:p>
      <text:p text:style-name="P12">public class CustomerDaoImpl implements CustomerDao {</text:p>
      <text:p text:style-name="P12"/>
      <text:p text:style-name="P14"><text:s text:c="2"/>private JdbcClient <text:span text:style-name="T23">jdbcC</text:span>lient;<text:tab/><text:tab/><text:tab/>// <text:span text:style-name="T4">(1)</text:span></text:p>
      <text:p text:style-name="P12"/>
      <text:p text:style-name="P12"><text:s text:c="2"/>public CustomerDaoImpl(JdbcClient client) {</text:p>
      <text:p text:style-name="P14"><text:s text:c="4"/><text:span text:style-name="T23">jdbcC</text:span>lient = client; <text:s/><text:tab/><text:tab/><text:tab/><text:tab/>// <text:span text:style-name="T4">(2)</text:span></text:p>
      <text:p text:style-name="P12"><text:s text:c="2"/>}</text:p>
      <text:p text:style-name="P12"/>
      <text:p text:style-name="P12"><text:s text:c="2"/>public int getCustomer(String region) {</text:p>
      <text:p text:style-name="P16"><text:s text:c="4"/>String sql = </text:p>
      <text:p text:style-name="P16"><text:s text:c="8"/>"SELECT COUNT(*) FROM CUSTOMER WHERE REGION = ?";</text:p>
      <text:p text:style-name="P18"><text:s text:c="4"/>return <text:span text:style-name="T23">jdbcC</text:span>lient</text:p>
      <text:p text:style-name="P18"><text:s text:c="8"/>.sql(sql)<text:tab/><text:tab/><text:tab/><text:tab/><text:tab/><text:span text:style-name="T10">// </text:span><text:span text:style-name="T11">(3)</text:span></text:p>
      <text:p text:style-name="P15"><text:tab/>.param(region)<text:tab/><text:tab/><text:tab/><text:tab/><text:tab/><text:span text:style-name="T10">// </text:span><text:span text:style-name="T11">(4)</text:span></text:p>
      <text:p text:style-name="P15"><text:tab/>.query(Integer.class).single();<text:tab/><text:tab/><text:tab/><text:span text:style-name="T10">// </text:span><text:span text:style-name="T11">(5)</text:span></text:p>
      <text:p text:style-name="P12"><text:s text:c="2"/>}</text:p>
      <text:p text:style-name="P12">}</text:p>
      <text:p text:style-name="P9"><text:span text:style-name="T1"/></text:p>
      <text:list xml:id="list1183076883" text:style-name="L1">
        <text:list-item>
          <text:p text:style-name="P42"><text:span text:style-name="T22">Define the </text:span><text:span text:style-name="T6">JdbcClient</text:span><text:span text:style-name="T4">.</text:span></text:p>
        </text:list-item>
        <text:list-item>
          <text:p text:style-name="P38">Constructor injection</text:p>
        </text:list-item>
        <text:list-item>
          <text:p text:style-name="P38"><text:span text:style-name="T5">.sql() </text:span>sets a custom SQL string for SELECT, INSERT, UPDATE, <text:span text:style-name="T22">or</text:span> DELETE. </text:p>
        </text:list-item>
        <text:list-item>
          <text:p text:style-name="P38">Binds the positional “?” parameter with the given value.</text:p>
        </text:list-item>
        <text:list-item>
          <text:p text:style-name="P38">Executes the query, expecting a scalar int (single row returned with a single column of type Integer).</text:p>
        </text:list-item>
      </text:list>
      <text:p text:style-name="P39"/>
      <text:h text:style-name="P65" text:outline-level="2"/>
      <text:h text:style-name="P67" text:outline-level="2">Jdbc<text:span text:style-name="T4">Client, Named parameters</text:span></text:h>
      <text:list xml:id="list205855493982139" text:continue-list="list205854599242329" text:style-name="Slide_20_Bullet">
        <text:list-item>
          <text:p text:style-name="P37">SQL statements can use named parameters instead of “?” positional placeholders.</text:p>
          <text:list>
            <text:list-item>
              <text:p text:style-name="P43">Can make code clearer when there are a large number of parameters.</text:p>
            </text:list-item>
          </text:list>
        </text:list-item>
      </text:list>
      <text:p text:style-name="P12"/>
      <text:p text:style-name="P12">String sql = </text:p>
      <text:p text:style-name="P12"><text:s text:c="4"/>"SELECT COUNT(*) FROM CUSTOMER WHERE REGION = <text:span text:style-name="T1">:</text:span><text:span text:style-name="T2">region</text:span>";</text:p>
      <text:p text:style-name="P12"/>
      <text:p text:style-name="P14"><text:span text:style-name="T4">int count =</text:span> <text:span text:style-name="T23">jdbcC</text:span>lient</text:p>
      <text:p text:style-name="P12"><text:s/><text:tab/>.sql(sql)<text:tab/><text:tab/><text:tab/><text:tab/></text:p>
      <text:p text:style-name="P12"><text:s text:c="4"/><text:tab/><text:span text:style-name="T1">.param("</text:span><text:span text:style-name="T2">region</text:span><text:span text:style-name="T1">","</text:span><text:span text:style-name="T2">west</text:span><text:span text:style-name="T1">")<text:tab/></text:span><text:tab/><text:tab/><text:tab/></text:p>
      <text:p text:style-name="P5"><text:span text:style-name="T17"><text:s text:c="4"/><text:tab/>.query(Integer.class).single();<text:tab/></text:span><text:tab/></text:p>
      <text:p text:style-name="P9"><text:span text:style-name="T1"/></text:p>
      <text:list text:continue-list="list1183076883" text:style-name="L1">
        <text:list-header>
          <text:p text:style-name="P38"/>
        </text:list-header>
      </text:list>
      <text:p text:style-name="P39"/>
      <text:h text:style-name="P65" text:outline-level="2"/>
      <text:h text:style-name="P68" text:outline-level="2">Retrieving domain objects</text:h>
      <text:list text:continue-list="list205855493982139" text:style-name="Slide_20_Bullet">
        <text:list-item>
          <text:p text:style-name="P34"><text:span text:style-name="T6">JdbcClient</text:span><text:span text:style-name="T4"> can retrieve domain objects from the database, automatically mapping database column names to properties.</text:span></text:p>
          <text:list>
            <text:list-item>
              <text:p text:style-name="P37">Domain object must provide get*() / set*() methods corresponding to the table’s column names.</text:p>
            </text:list-item>
          </text:list>
        </text:list-item>
      </text:list>
      <text:p text:style-name="P12">// <text:span text:style-name="T4">Assume customerId provided by incoming parameter...</text:span></text:p>
      <text:p text:style-name="P12"/>
      <text:p text:style-name="P12">String sql = </text:p>
      <text:p text:style-name="P12"><text:s text:c="4"/>"SELECT * FROM CUSTOMER WHERE <text:span text:style-name="T4">ID</text:span> = :<text:span text:style-name="T4">id</text:span>";</text:p>
      <text:p text:style-name="P12"/>
      <text:p text:style-name="P14"><text:span text:style-name="T2">Customer </text:span><text:span text:style-name="T4">customer =</text:span> <text:span text:style-name="T23">jdbcC</text:span>lient</text:p>
      <text:p text:style-name="P12"><text:s/><text:tab/>.sql(sql)<text:tab/><text:tab/><text:tab/><text:tab/></text:p>
      <text:p text:style-name="P12"><text:s text:c="4"/><text:tab/>.param("<text:span text:style-name="T4">id</text:span>",<text:span text:style-name="T4">customerId</text:span>)<text:tab/><text:tab/><text:tab/><text:tab/></text:p>
      <text:p text:style-name="P5"><text:span text:style-name="T17"><text:s text:c="4"/><text:tab/>.query(</text:span><text:span text:style-name="T15">Customer</text:span><text:span text:style-name="T14">.class).single()</text:span><text:span text:style-name="T17">;<text:tab/></text:span><text:tab/></text:p>
      <text:p text:style-name="P9"><text:span text:style-name="T1"/></text:p>
      <text:list xml:id="list205854886949645" text:continue-numbering="true" text:style-name="Slide_20_Bullet">
        <text:list-header>
          <text:p text:style-name="P34"/>
        </text:list-header>
        <text:list-item>
          <text:p text:style-name="P34"><text:span text:style-name="T4">Throws a </text:span><text:span text:style-name="T9">Runtime</text:span><text:span text:style-name="T6">Exception</text:span><text:span text:style-name="T4"> unless exactly one row returned. <text:s/>Alternatively use </text:span><text:span text:style-name="T6">Optional&lt;&gt;</text:span><text:span text:style-name="T4">:</text:span></text:p>
        </text:list-item>
      </text:list>
      <text:p text:style-name="P14"><text:span text:style-name="T2">Optional&lt;Customer&gt;</text:span><text:span text:style-name="T4"> optional =</text:span> <text:span text:style-name="T23">jdbcC</text:span>lient</text:p>
      <text:p text:style-name="P12"><text:s/><text:tab/>.sql(sql)<text:tab/><text:tab/><text:tab/><text:tab/></text:p>
      <text:p text:style-name="P12"><text:s text:c="4"/><text:tab/>.param("<text:span text:style-name="T4">id</text:span>",<text:span text:style-name="T4">customerId</text:span>)<text:tab/><text:tab/><text:tab/><text:tab/></text:p>
      <text:p text:style-name="P5"><text:span text:style-name="T17"><text:s text:c="4"/><text:tab/>.query(</text:span><text:span text:style-name="T18">Customer</text:span><text:span text:style-name="T17">.class)</text:span><text:span text:style-name="T14">.</text:span><text:span text:style-name="T15">optional</text:span><text:span text:style-name="T14">()</text:span><text:span text:style-name="T17">;</text:span></text:p>
      <text:p text:style-name="P5"><text:span text:style-name="T17"/></text:p>
      <text:p text:style-name="P5"><text:span text:style-name="T17">if (!</text:span><text:span text:style-name="T14">optional.isPresent()</text:span><text:span text:style-name="T17">) {</text:span></text:p>
      <text:p text:style-name="P12"><text:s text:c="4"/>System.out.println("No customer found");</text:p>
      <text:p text:style-name="P12">}</text:p>
      <text:p text:style-name="P12"><text:tab/></text:p>
      <text:h text:style-name="P68" text:outline-level="2">RowMapper</text:h>
      <text:list xml:id="list205855503968348" text:continue-numbering="true" text:style-name="Slide_20_Bullet">
        <text:list-item>
          <text:p text:style-name="P34"><text:span text:style-name="T4">Whe</text:span><text:span text:style-name="T23">n custom logic </text:span><text:span text:style-name="T4">is needed </text:span><text:span text:style-name="T23">to </text:span><text:span text:style-name="T4">map a result set row to a domain object, </text:span><text:span text:style-name="T23">use a </text:span><text:span text:style-name="T6">RowMapper</text:span><text:span text:style-name="T4">:</text:span></text:p>
        </text:list-item>
      </text:list>
      <text:p text:style-name="P12"/>
      <text:p text:style-name="P12">String sql = </text:p>
      <text:p text:style-name="P12"><text:s text:c="4"/>"SELECT * FROM CUSTOMER WHERE <text:span text:style-name="T4">ID</text:span> = ?";</text:p>
      <text:p text:style-name="P12"/>
      <text:p text:style-name="P12"><text:span text:style-name="T4">Optional&lt;Customer&gt; optional =</text:span> <text:span text:style-name="T23">jdbcC</text:span>lient</text:p>
      <text:p text:style-name="P12"><text:s text:c="4"/>.sql(sql)<text:tab/><text:tab/><text:tab/><text:tab/></text:p>
      <text:p text:style-name="P12"><text:s text:c="4"/>.param(<text:span text:style-name="T4">customerId</text:span>)<text:tab/><text:tab/><text:tab/><text:tab/></text:p>
      <text:p text:style-name="P12"><text:s text:c="4"/>.query(</text:p>
      <text:p text:style-name="P5"><text:span text:style-name="T14"><text:tab/>(rs, rowNum) -&gt; {<text:tab/><text:tab/><text:tab/><text:tab/></text:span><text:span text:style-name="T17">// </text:span><text:span text:style-name="T18">(1)</text:span></text:p>
      <text:p text:style-name="P5"><text:span text:style-name="T14"><text:s text:c="12"/>Customer </text:span><text:span text:style-name="T15">c</text:span><text:span text:style-name="T14"> = new Customer();<text:tab/><text:tab/></text:span><text:span text:style-name="T17">// </text:span><text:span text:style-name="T18">(2)</text:span></text:p>
      <text:p text:style-name="P5"><text:span text:style-name="T14"><text:s text:c="12"/></text:span><text:span text:style-name="T15">c</text:span><text:span text:style-name="T14">.setId(rs.getLong("</text:span><text:span text:style-name="T15">CUST_ID</text:span><text:span text:style-name="T14">")); <text:s/><text:tab/><text:tab/></text:span><text:span text:style-name="T17">// </text:span><text:span text:style-name="T18">(3)</text:span></text:p>
      <text:p text:style-name="P5"><text:span text:style-name="T14"><text:s text:c="12"/></text:span><text:span text:style-name="T15">c</text:span><text:span text:style-name="T14">.setName(rs.getString("</text:span><text:span text:style-name="T15">FULL_NAME</text:span><text:span text:style-name="T14">")); </text:span></text:p>
      <text:p text:style-name="P5"><text:span text:style-name="T15"><text:s text:c="12"/>c</text:span><text:span text:style-name="T14">.setEmail(rs.getString("</text:span><text:span text:style-name="T15">EMAIL_ADDR</text:span><text:span text:style-name="T14">")); </text:span></text:p>
      <text:p text:style-name="P5"><text:span text:style-name="T15"><text:s text:c="12"/>return c; }<text:tab/><text:tab/><text:tab/><text:tab/><text:tab/></text:span><text:span text:style-name="T18">// (4)</text:span></text:p>
      <text:p text:style-name="P11"><text:span text:style-name="T15"><text:s text:c="5"/></text:span><text:span text:style-name="T14">).</text:span><text:span text:style-name="T15">optional</text:span><text:span text:style-name="T14">();</text:span></text:p>
      <text:p text:style-name="P11"/>
      <text:list text:style-name="L2">
        <text:list-item>
          <text:p text:style-name="P44"><text:span text:style-name="T4">Lambda expression based on the </text:span><text:span text:style-name="T6">RowMapper.mapRow(ResultSet rs, int row)</text:span><text:span text:style-name="T4"> method.</text:span></text:p>
        </text:list-item>
        <text:list-item>
          <text:p text:style-name="P40">Create domain object to be returned.</text:p>
        </text:list-item>
        <text:list-item>
          <text:p text:style-name="P40">Set properties based on database column names</text:p>
        </text:list-item>
        <text:list-item>
          <text:p text:style-name="P40">Return the custom mapped domain object.</text:p>
        </text:list-item>
      </text:list>
      <text:p text:style-name="P32"/>
      <text:p text:style-name="P32"/>
      <text:h text:style-name="P65" text:outline-level="2"/>
      <text:h text:style-name="P67" text:outline-level="2"><text:span text:style-name="T4">Retrieving </text:span><text:span text:style-name="T21">multiple </text:span><text:span text:style-name="T4">domain objects</text:span></text:h>
      <text:list text:continue-list="list205855503968348" text:style-name="Slide_20_Bullet">
        <text:list-item>
          <text:p text:style-name="P34"><text:span text:style-name="T6">JdbcClient</text:span><text:span text:style-name="T4"> can retrieve </text:span><text:span text:style-name="T21">Lists, Sets, and Streams of </text:span><text:span text:style-name="T4">domain objects.</text:span></text:p>
        </text:list-item>
      </text:list>
      <text:p text:style-name="P12">// <text:span text:style-name="T4">Assume </text:span><text:span text:style-name="T21">regionCode</text:span><text:span text:style-name="T4"> provided by incoming parameter...</text:span></text:p>
      <text:p text:style-name="P12"/>
      <text:p text:style-name="P12">String sql = </text:p>
      <text:p text:style-name="P12"><text:s text:c="4"/>"SELECT * FROM CUSTOMER WHERE <text:span text:style-name="T21">REGION</text:span> = ? <text:span text:style-name="T21">ORDER BY NAME</text:span>";</text:p>
      <text:p text:style-name="P12"/>
      <text:p text:style-name="P12"><text:span text:style-name="T3">List&lt;</text:span><text:span text:style-name="T2">Customer&gt; customer</text:span><text:span text:style-name="T3">List</text:span><text:span text:style-name="T4"> =</text:span> client</text:p>
      <text:p text:style-name="P12"><text:s/><text:tab/>.sql(sql)<text:tab/><text:tab/><text:tab/><text:tab/></text:p>
      <text:p text:style-name="P12"><text:s text:c="4"/><text:tab/>.param(<text:span text:style-name="T21">regionCode</text:span>)<text:tab/><text:tab/><text:tab/><text:tab/></text:p>
      <text:p text:style-name="P5"><text:span text:style-name="T17"><text:s text:c="4"/><text:tab/>.query(</text:span><text:span text:style-name="T18">Customer</text:span><text:span text:style-name="T17">.class)</text:span><text:span text:style-name="T14">.</text:span><text:span text:style-name="T16">list</text:span><text:span text:style-name="T14">();</text:span><text:span text:style-name="T17"><text:tab/></text:span><text:tab/></text:p>
      <text:p text:style-name="P9"><text:span text:style-name="T1"/></text:p>
      <text:list xml:id="list205854427633632" text:continue-numbering="true" text:style-name="Slide_20_Bullet">
        <text:list-item>
          <text:list>
            <text:list-item>
              <text:p text:style-name="P45">List may be empty (no Exception thrown in this case).</text:p>
            </text:list-item>
            <text:list-item>
              <text:p text:style-name="P45">Customers will be in the order returned from the database.</text:p>
            </text:list-item>
          </text:list>
          <text:p text:style-name="P50"><text:span text:style-name="T17"/></text:p>
        </text:list-item>
      </text:list>
      <text:h text:style-name="P67" text:outline-level="2"><text:span text:style-name="T4">Updates with </text:span>Jdbc<text:span text:style-name="T4">Client</text:span></text:h>
      <text:list xml:id="list205855178684211" text:continue-numbering="true" text:style-name="Slide_20_Bullet">
        <text:list-item>
          <text:p text:style-name="P34"><text:span text:style-name="T6">JdbcClient</text:span> provides the <text:span text:style-name="T5">update</text:span><text:span text:style-name="T6">()</text:span> method for writing data to the database.</text:p>
          <text:list>
            <text:list-item>
              <text:p text:style-name="P34"><text:span text:style-name="T4">INSERT, UPDATE, and DELETE statements are all performed by </text:span><text:span text:style-name="T6">update()</text:span><text:span text:style-name="T4">.</text:span></text:p>
            </text:list-item>
            <text:list-item>
              <text:p text:style-name="P37"><text:span text:style-name="T23">R</text:span>eturn<text:span text:style-name="T23">s</text:span> the number of rows affected by the SQL statement.</text:p>
            </text:list-item>
          </text:list>
        </text:list-item>
      </text:list>
      <text:p text:style-name="P10">String sql = </text:p>
      <text:p text:style-name="P10"><text:s text:c="4"/>"<text:span text:style-name="T4">UPDATE ORDER SET CUST_NAME = ? WHERE ID = ?</text:span>";</text:p>
      <text:p text:style-name="P10"/>
      <text:p text:style-name="P10">int count = jdbcClient</text:p>
      <text:p text:style-name="P10"><text:tab/>.sql(sql)</text:p>
      <text:p text:style-name="P10"><text:s text:c="4"/><text:tab/>.param(2, order.getCustomerName())</text:p>
      <text:p text:style-name="P10"><text:tab/>.param(1, order.getId())</text:p>
      <text:p text:style-name="P10"><text:s text:c="4"/><text:tab/><text:span text:style-name="T1">.update()</text:span>;</text:p>
      <text:p text:style-name="P10"/>
      <text:p text:style-name="P10">if (count == 0) {</text:p>
      <text:p text:style-name="P10"><text:s text:c="4"/>throw new RuntimeException("<text:span text:style-name="T4">Order</text:span> not found");</text:p>
      <text:p text:style-name="P10">}</text:p>
      <text:p text:style-name="P32"/>
      <text:h text:style-name="P67" text:outline-level="2"><text:span text:style-name="T4">Inserts with </text:span>Jdbc<text:span text:style-name="T4">Client</text:span></text:h>
      <text:list xml:id="list205854812004759" text:continue-numbering="true" text:style-name="Slide_20_Bullet">
        <text:list-item>
          <text:p text:style-name="P34"><text:span text:style-name="T6">JdbcClient’</text:span><text:span text:style-name="T7">s update() </text:span><text:span text:style-name="T21">method c</text:span><text:span text:style-name="T4">an retrieve database-generated primary key values after INSERT statements execute.</text:span></text:p>
          <text:list>
            <text:list-item>
              <text:p text:style-name="P34"><text:span text:style-name="T4">It is common to have the database assign the primary key, </text:span><text:span text:style-name="T23">and often our code needs to know this value</text:span><text:span text:style-name="T4">. <text:s/></text:span></text:p>
            </text:list-item>
          </text:list>
        </text:list-item>
        <text:list-item>
          <text:p text:style-name="P34"><text:span text:style-name="T4">Pass a </text:span><text:span text:style-name="T6">KeyHolder</text:span><text:span text:style-name="T4"> to the </text:span><text:span text:style-name="T6">update()</text:span><text:span text:style-name="T4"> method to record the value: </text:span></text:p>
        </text:list-item>
      </text:list>
      <text:p text:style-name="P10">String sql = </text:p>
      <text:p text:style-name="P10"><text:s text:c="4"/>"<text:span text:style-name="T25">INSERT INTO CUST</text:span><text:span text:style-name="T26">OMER </text:span><text:span text:style-name="T24">(</text:span><text:span text:style-name="T25">NAME, EMAIL)</text:span><text:span text:style-name="T24"> </text:span><text:span text:style-name="T25">VALUES</text:span><text:span text:style-name="T24"> (?,?)"</text:span>;</text:p>
      <text:p text:style-name="P10"/>
      <text:p text:style-name="P6">KeyHolder keyHolder = new GeneratedKeyHolder();</text:p>
      <text:p text:style-name="P10">jdbcClient</text:p>
      <text:p text:style-name="P10"><text:tab/>.sql(sql)</text:p>
      <text:p text:style-name="P10"><text:tab/>.param(1, <text:span text:style-name="T4">customer.getName</text:span>())</text:p>
      <text:p text:style-name="P10"><text:s text:c="4"/><text:tab/>.param(2, <text:span text:style-name="T4">customer.getEmail</text:span>())</text:p>
      <text:p text:style-name="P10"><text:s text:c="4"/><text:tab/>.update(<text:span text:style-name="T1">keyHolder</text:span>);</text:p>
      <text:p text:style-name="P10"/>
      <text:p text:style-name="P10"><text:span text:style-name="T4">customer.setId(</text:span><text:span text:style-name="T2">keyHolder.getKey().longValue()</text:span><text:span text:style-name="T4">);</text:span></text:p>
      <text:p text:style-name="P10"/>
      <text:p text:style-name="Text_20_body"/>
      <text:p text:style-name="Text_20_body"/>
      <text:p text:style-name="Text_20_body"/>
      <text:p text:style-name="Text_20_body"/>
      <text:h text:style-name="P69" text:outline-level="2">JdbcTemplate</text:h>
      <text:list xml:id="list205854135933931" text:continue-numbering="true" text:style-name="Slide_20_Bullet">
        <text:list-item>
          <text:p text:style-name="P35"><text:span text:style-name="T21">Older Spring code may use </text:span><text:span text:style-name="T5">JdbcTemplate</text:span> <text:span text:style-name="T21">since </text:span><text:span text:style-name="T7">Jd</text:span><text:span text:style-name="T6">bcClient</text:span><text:span text:style-name="T21"> was only introduced in Spring 6.1.</text:span></text:p>
          <text:list>
            <text:list-item>
              <text:p text:style-name="P35"><text:span text:style-name="T7">JdbcTemplate</text:span><text:span text:style-name="T21"> is still fully supported. <text:s/>Same basic capabilities.</text:span></text:p>
            </text:list-item>
            <text:list-item>
              <text:p text:style-name="P46">Non-fluent interface, named parameters supported by separate class.</text:p>
            </text:list-item>
          </text:list>
        </text:list-item>
        <text:list-item>
          <text:p text:style-name="P35">queryFor<text:span text:style-name="T21">Object</text:span> <text:span text:style-name="T21">example:</text:span></text:p>
        </text:list-item>
      </text:list>
      <text:p text:style-name="P13">String sql = </text:p>
      <text:p text:style-name="P13"><text:s text:c="4"/>"SELECT COUNT(*) FROM CUSTOMER WHERE REGION = ?";</text:p>
      <text:p text:style-name="P21"/>
      <text:p text:style-name="P21">int max = <text:span text:style-name="T1">jdbcTemplate.queryFor</text:span><text:span text:style-name="T3">Object</text:span><text:span text:style-name="T1">(</text:span></text:p>
      <text:p text:style-name="P19"><text:tab/><text:tab/>sql,</text:p>
      <text:p text:style-name="P17"><text:span text:style-name="T21"><text:tab/><text:tab/>Integer.class,<text:tab/><text:tab/><text:tab/></text:span><text:span text:style-name="T12">// (1)</text:span></text:p>
      <text:p text:style-name="P17"><text:span text:style-name="T21"><text:tab/><text:tab/>regionCode);<text:tab/><text:tab/><text:tab/></text:span><text:span text:style-name="T12">// (2)</text:span></text:p>
      <text:p text:style-name="P17"><text:span text:style-name="T12"/></text:p>
      <text:list text:style-name="L3">
        <text:list-item>
          <text:list>
            <text:list-item>
              <text:p text:style-name="P49">Second parameter is the expected return type</text:p>
            </text:list-item>
            <text:list-item>
              <text:p text:style-name="P49">Third parameter is “varArgs”; variable number of arguments depending on the number of bind variables in the SQL.</text:p>
            </text:list-item>
          </text:list>
        </text:list-item>
      </text:list>
      <text:list xml:id="list205855168636845" text:continue-list="list205854135933931" text:style-name="Slide_20_Bullet">
        <text:list-header>
          <text:p text:style-name="P35"/>
        </text:list-header>
      </text:list>
      <text:h text:style-name="P69" text:outline-level="2">JdbcTemplate - <text:span text:style-name="T22">Updates</text:span></text:h>
      <text:list text:continue-numbering="true" text:style-name="Slide_20_Bullet">
        <text:list-item>
          <text:p text:style-name="P36"><text:span text:style-name="T5">JdbcTemplate’</text:span><text:span text:style-name="T21">s </text:span><text:span text:style-name="T8">update() </text:span><text:span text:style-name="T22">method handles INSERT, UPDATE, and DELETE similar to </text:span><text:span text:style-name="T7">Jd</text:span><text:span text:style-name="T6">bcClient</text:span><text:span text:style-name="T22">:</text:span></text:p>
        </text:list-item>
      </text:list>
      <text:p text:style-name="P22">String sql = </text:p>
      <text:p text:style-name="P22"><text:s text:c="4"/>"<text:span text:style-name="T21">INSERT INTO ORDER</text:span>(<text:span text:style-name="T21">ID, CUST_NAME</text:span>) <text:span text:style-name="T21">VALUES</text:span> (?,?)";</text:p>
      <text:p text:style-name="P22"/>
      <text:p text:style-name="P8">int count=jdbcTemplate.update(</text:p>
      <text:p text:style-name="P8"><text:s text:c="4"/>sql, </text:p>
      <text:p text:style-name="P7"><text:span text:style-name="T4"><text:s text:c="4"/>customer.getName</text:span><text:span text:style-name="T21">(), </text:span></text:p>
      <text:p text:style-name="P7"><text:span text:style-name="T4"><text:s text:c="4"/>customer.getEmail</text:span><text:span text:style-name="T21">());</text:span></text:p>
      <text:p text:style-name="P7"/>
      <text:list xml:id="list205855537786586" text:continue-numbering="true" text:style-name="Slide_20_Bullet">
        <text:list-header>
          <text:p text:style-name="P35"/>
        </text:list-header>
      </text:list>
      <text:p text:style-name="P23"/>
      <text:h text:style-name="P69" text:outline-level="2">JdbcTemplate – <text:span text:style-name="T22">Query with RowMapper</text:span></text:h>
      <text:list xml:id="list205855602017434" text:continue-numbering="true" text:style-name="Slide_20_Bullet">
        <text:list-item>
          <text:p text:style-name="P35"><text:span text:style-name="T22">The </text:span><text:span text:style-name="T6">RowMapper</text:span> <text:span text:style-name="T22">is still used when needing to map </text:span><text:span text:style-name="T4">a result set row to a domain object</text:span><text:span text:style-name="T22"> </text:span>:</text:p>
        </text:list-item>
      </text:list>
      <text:p text:style-name="P13">String sql = </text:p>
      <text:p text:style-name="P13"><text:s text:c="4"/>"SELECT * FROM CUSTOMER WHERE <text:span text:style-name="T21">REGION</text:span> = ? <text:span text:style-name="T21">ORDER BY NAME</text:span>";</text:p>
      <text:p text:style-name="P13"/>
      <text:p text:style-name="P21">List list = jdbcTemplate.query(</text:p>
      <text:p text:style-name="P21"><text:tab/>sql, </text:p>
      <text:p text:style-name="P17"><text:tab/>(rs, rowNum) -&gt; {<text:tab/><text:tab/><text:tab/><text:tab/></text:p>
      <text:p text:style-name="P16"><text:s text:c="12"/>Customer <text:span text:style-name="T4">c</text:span> = new Customer();<text:tab/><text:tab/></text:p>
      <text:p text:style-name="P16"><text:s text:c="12"/><text:span text:style-name="T4">c</text:span>.setId(rs.getLong("<text:span text:style-name="T4">CUST_ID</text:span>")); <text:s/><text:tab/><text:tab/></text:p>
      <text:p text:style-name="P16"><text:s text:c="12"/><text:span text:style-name="T4">c</text:span>.setName(rs.getString("<text:span text:style-name="T4">FULL_NAME</text:span>")); </text:p>
      <text:p text:style-name="P16"><text:span text:style-name="T4"><text:s text:c="12"/>c</text:span>.setEmail(rs.getString("<text:span text:style-name="T4">EMAIL_ADDR</text:span>")); </text:p>
      <text:p text:style-name="P20"><text:s text:c="12"/>return c; },</text:p>
      <text:p text:style-name="P21"><text:span text:style-name="T2"><text:tab/></text:span><text:span text:style-name="T12">regionCode);</text:span></text:p>
      <text:p text:style-name="P21"/>
      <text:p text:style-name="P23"/>
      <text:p text:style-name="P23"/>
      <text:h text:style-name="P70" text:outline-level="2"><text:span text:style-name="T27">Knowledge Check #1</text:span></text:h>
      <text:list text:continue-numbering="true" text:style-name="Slide_20_Bullet">
        <text:list-item>
          <text:p text:style-name="P59"><text:span text:style-name="T33">A co-worker has written the following code and needs your help. <text:s/>The resulting </text:span><text:span text:style-name="T29">Customer</text:span><text:span text:style-name="T33"> objects do not have their </text:span><text:span text:style-name="T29">customerName</text:span><text:span text:style-name="T33"> properties set. <text:s/>What could be a possible reason</text:span><text:span text:style-name="T28">?</text:span></text:p>
        </text:list-item>
      </text:list>
      <text:p text:style-name="P25">String sql = </text:p>
      <text:p text:style-name="P25"><text:s text:c="4"/>"SELECT * FROM CUSTOMER <text:span text:style-name="T21">ORDER BY NAME</text:span>";</text:p>
      <text:p text:style-name="P25"/>
      <text:p text:style-name="P25"><text:span text:style-name="T3">List&lt;</text:span><text:span text:style-name="T2">Customer&gt; customer</text:span><text:span text:style-name="T3">List</text:span><text:span text:style-name="T4"> =</text:span> <text:span text:style-name="T33">jdbcC</text:span>lient</text:p>
      <text:p text:style-name="P25"><text:s/><text:tab/>.sql(sql)<text:tab/><text:tab/><text:tab/><text:tab/></text:p>
      <text:p text:style-name="P28"><text:span text:style-name="T14"><text:s text:c="4"/><text:tab/>.query(</text:span><text:span text:style-name="T15">Customer</text:span><text:span text:style-name="T14">.class)</text:span><text:span text:style-name="T19">.</text:span><text:span text:style-name="T20">list</text:span><text:span text:style-name="T19">();</text:span><text:span text:style-name="T14"><text:tab/></text:span><text:span text:style-name="T1"><text:tab/></text:span></text:p>
      <text:p text:style-name="P27"><text:span text:style-name="T1"/></text:p>
      <text:list text:continue-numbering="true" text:style-name="Slide_20_Bullet">
        <text:list-item>
          <text:list>
            <text:list-header>
              <text:p text:style-name="P47"/>
            </text:list-header>
          </text:list>
        </text:list-item>
      </text:list>
      <text:p text:style-name="P63"><text:span text:style-name="T34">1</text:span>. <text:s/><text:span text:style-name="T34">The </text:span><text:span text:style-name="T30">Customer</text:span><text:span text:style-name="T34"> class does not have </text:span><text:span text:style-name="T30">getName()/setName(…)</text:span><text:span text:style-name="T34"> methods.</text:span></text:p>
      <text:p text:style-name="P54"><text:span text:style-name="T34">2</text:span>. <text:s/><text:span text:style-name="T33">The </text:span><text:span text:style-name="T29">customerName</text:span><text:span text:style-name="T33"> column is not specified in the SQL statement.</text:span></text:p>
      <text:p text:style-name="P61"><text:span text:style-name="T34">3</text:span>. <text:s/><text:span text:style-name="T33">The </text:span><text:span text:style-name="T29">CUSTOMER</text:span><text:span text:style-name="T33"> table does not have a </text:span><text:span text:style-name="T30">NAME</text:span><text:span text:style-name="T33"> column.</text:span></text:p>
      <text:p text:style-name="P53">4. <text:s/><text:span text:style-name="T30">List&lt;Customer&gt;</text:span><text:span text:style-name="T34"> should be replaced with </text:span><text:span text:style-name="T30">Optional&lt;Customer&gt;</text:span><text:span text:style-name="T28">.</text:span></text:p>
      <text:list xml:id="list205854802223464" text:continue-numbering="true" text:style-name="Slide_20_Bullet">
        <text:list-header>
          <text:p text:style-name="P57"/>
        </text:list-header>
      </text:list>
      <text:p text:style-name="P52"><text:span text:style-name="T34">From the SQL statement we see the </text:span><text:span text:style-name="T35">name of the customer is stored in a column called </text:span><text:span text:style-name="T34">NAME. <text:s/>For Spring to read/write this value to the Customer class, a matching JavaBeans property “name” must be present. <text:s/>JavaBeans properties are identified by get*() and set*() methods. Spring’s ObjectMapper will only attempt to map the NAME column to a “name” property by calling setName(…). <text:s/></text:span><text:span text:style-name="T35">A SQL statement of “SELECT * …” will select all columns, there is no need to explicitly identity any particular column. <text:s/>An Optional&lt;Customer&gt; is incompatible with a List&lt;Customer&gt; return type, and any such changes would not affect the object mapping.</text:span></text:p>
      <text:p text:style-name="P52"/>
      <text:h text:style-name="P71" text:outline-level="2"><text:span text:style-name="T27">Knowledge Check #</text:span><text:span text:style-name="T35">1</text:span></text:h>
      <text:list text:continue-numbering="true" text:style-name="Slide_20_Bullet">
        <text:list-item>
          <text:p text:style-name="P60"><text:span text:style-name="T33">A co-worker has written the following code and needs your help. <text:s/>The resulting </text:span><text:span text:style-name="T29">Customer</text:span><text:span text:style-name="T33"> objects do not have their </text:span><text:span text:style-name="T29">customerName</text:span><text:span text:style-name="T33"> properties set. <text:s/>What could be a possible reason</text:span><text:span text:style-name="T28">?</text:span></text:p>
        </text:list-item>
      </text:list>
      <text:p text:style-name="P26">String sql = </text:p>
      <text:p text:style-name="P26"><text:s text:c="4"/>"SELECT * FROM CUSTOMER <text:span text:style-name="T21">ORDER BY NAME</text:span>";</text:p>
      <text:p text:style-name="P26"/>
      <text:p text:style-name="P26"><text:span text:style-name="T3">List&lt;</text:span><text:span text:style-name="T2">Customer&gt; customer</text:span><text:span text:style-name="T3">List</text:span><text:span text:style-name="T4"> =</text:span> <text:span text:style-name="T33">jdbcC</text:span>lient</text:p>
      <text:p text:style-name="P26"><text:s/><text:tab/>.sql(sql)<text:tab/><text:tab/><text:tab/><text:tab/></text:p>
      <text:p text:style-name="P29"><text:span text:style-name="T14"><text:s text:c="4"/><text:tab/>.query(</text:span><text:span text:style-name="T15">Customer</text:span><text:span text:style-name="T14">.class)</text:span><text:span text:style-name="T19">.</text:span><text:span text:style-name="T20">list</text:span><text:span text:style-name="T19">();</text:span><text:span text:style-name="T14"><text:tab/></text:span><text:span text:style-name="T1"><text:tab/></text:span></text:p>
      <text:p text:style-name="P30"><text:span text:style-name="T1"/></text:p>
      <text:list text:continue-numbering="true" text:style-name="Slide_20_Bullet">
        <text:list-item>
          <text:list>
            <text:list-header>
              <text:p text:style-name="P48"/>
            </text:list-header>
          </text:list>
        </text:list-item>
      </text:list>
      <text:p text:style-name="P56"><text:span text:style-name="T34">1</text:span>. <text:s/><text:span text:style-name="T34">The </text:span><text:span text:style-name="T31">Customer</text:span><text:span text:style-name="T34"> class does not have </text:span><text:span text:style-name="T31">getName()/setName(…)</text:span><text:span text:style-name="T34"> methods.</text:span></text:p>
      <text:p text:style-name="P55"><text:span text:style-name="T34">2</text:span>. <text:s/><text:span text:style-name="T33">The </text:span><text:span text:style-name="T29">customerName</text:span><text:span text:style-name="T33"> column is not specified in the SQL statement.</text:span></text:p>
      <text:p text:style-name="P62"><text:span text:style-name="T34">3</text:span>. <text:s/><text:span text:style-name="T33">The </text:span><text:span text:style-name="T29">CUSTOMER</text:span><text:span text:style-name="T33"> table does not have a </text:span><text:span text:style-name="T30">NAME</text:span><text:span text:style-name="T33"> column.</text:span></text:p>
      <text:p text:style-name="P55">4. <text:s/><text:span text:style-name="T30">List&lt;Customer&gt;</text:span><text:span text:style-name="T34"> should be replaced with </text:span><text:span text:style-name="T30">Optional&lt;Customer&gt;</text:span><text:span text:style-name="T28">.</text:span></text:p>
      <text:list xml:id="list205855003415331" text:continue-numbering="true" text:style-name="Slide_20_Bullet">
        <text:list-header>
          <text:p text:style-name="P58"/>
        </text:list-header>
      </text:list>
      <text:p text:style-name="P52"><text:span text:style-name="T34">From the SQL statement we see the customer name column is called NAME. <text:s/>For Spring to read/write this value to the Customer class, a matching JavaBeans property “name” must be present. <text:s/>JavaBeans properties are identified by get*() and set*() methods. Spring’s ObjectMapper will only attempt to map the NAME column to a “name” property by calling setName(…). <text:s/></text:span><text:span text:style-name="T35">A SQL statement of “SELECT * …” will select all columns, there is no need to explicitly identity any particular column. <text:s/>An Optional&lt;Customer&gt; is incompatible with a List&lt;Customer&gt; return type, and any such changes would not affect the object mapping.</text:span></text:p>
      <text:p text:style-name="P52"/>
      <text:p text:style-name="P52"/>
      <text:p text:style-name="P51"/>
      <text:h text:style-name="P66" text:outline-level="2">Summary</text:h>
      <text:list text:continue-numbering="true" text:style-name="Slide_20_Bullet">
        <text:list-item>
          <text:p text:style-name="P35"><text:span text:style-name="T22">Spring provides the </text:span><text:span text:style-name="T6">JdbcClient</text:span><text:span text:style-name="T4"> </text:span><text:span text:style-name="T22">and the older </text:span><text:span text:style-name="T5">JdbcTemplate</text:span> <text:span text:style-name="T22">to </text:span><text:span text:style-name="T23">simplify working with JDBC.</text:span></text:p>
        </text:list-item>
        <text:list-item>
          <text:p text:style-name="P33">Several Spring JDBC classes exist and which to use depends on the type of operation being perform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adornments="Regular" style:font-family-generic="swiss" style:font-pitch="variable"/>
    <style:font-face style:name="Times New Roman" svg:font-family="'Times New Roman'" style:font-family-generic="roman" style:font-pitch="variable"/>
  </office:font-face-decls>
  <office:styles>
    <draw:fill-image draw:name="Bitmap_20_1" draw:display-name="Bitmap 1" xlink:href="Pictures/10000000000002FC00000043E48DACB3.png" xlink:type="simple" xlink:show="embed" xlink:actuate="onLoad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zxx" fo:country="non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top="0.0799in" fo:margin-bottom="0.5in" style:contextual-spacing="false" style:page-number="auto" fo:break-before="page" fo:padding="0.0598in" fo:border-left="none" fo:border-right="none" fo:border-top="none" fo:border-bottom="2.49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0201in" fo:margin-bottom="0.1598in" style:contextual-spacing="false" style:page-number="auto" fo:break-before="auto" fo:break-after="auto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4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list-style-name="" style:class="extra">
      <style:text-properties style:font-name="Arial1" fo:font-family="Arial" style:font-style-name="Regular" style:font-family-generic="swiss" style:font-pitch="variable" fo:font-size="14pt"/>
    </style:style>
    <style:style style:name="Preformatted_20_Text" style:display-name="Preformatted Text" style:family="paragraph" style:parent-style-name="Standard" style:class="html">
      <loext:graphic-properties draw:fill="solid" draw:fill-color="#fafafa"/>
      <style:paragraph-properties fo:margin-top="0in" fo:margin-bottom="0in" style:contextual-spacing="false" fo:background-color="#fafafa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lide_20_Bullet" style:display-name="Slide Bullet" style:family="paragraph" style:parent-style-name="Text_20_body" style:list-style-name="Slide_20_Bullet" style:class="text">
      <style:text-properties style:font-name="Arial1" fo:font-family="Arial" style:font-style-name="Regular" style:font-family-generic="swiss" style:font-pitch="variable" fo:font-size="14pt"/>
    </style:style>
    <style:style style:name="Slide_20_Preformatted_20_Text" style:display-name="Slide Preformatted Text" style:family="paragraph" style:parent-style-name="Preformatted_20_Text">
      <style:text-properties fo:font-size="14pt"/>
    </style:style>
    <style:style style:name="Slide_20_Header" style:display-name="Slide Header" style:family="paragraph" style:parent-style-name="Heading_20_2" style:next-style-name="Slide_20_Bullet" style:default-outline-level="2" style:class="text" style:master-page-name="">
      <style:paragraph-properties fo:margin-top="0.2402in" fo:margin-bottom="0.1598in" style:contextual-spacing="false" fo:text-align="center" style:justify-single-word="false" style:page-number="auto" fo:break-before="auto" fo:break-after="auto"/>
      <style:text-properties fo:font-size="16pt"/>
    </style:style>
    <style:style style:name="Notes_20_Header" style:display-name="Notes Header" style:family="paragraph" style:parent-style-name="Heading_20_2" style:next-style-name="Text_20_body" style:class="text" style:master-page-name="">
      <style:paragraph-properties fo:margin-top="0.1598in" fo:margin-bottom="0.1598in" style:contextual-spacing="false" style:page-number="auto" fo:break-before="auto" fo:break-after="auto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Diagram_20_Frame" style:display-name="Diagram Frame" style:family="graphic" style:parent-style-name="Frame">
      <style:graphic-properties svg:width="5.1665in" fo:min-height="2.5756in" text:anchor-type="as-char" svg:x="0in" svg:y="-2.7339in" fo:margin-left="0.0791in" fo:margin-right="0.0791in" fo:margin-top="0.0791in" fo:margin-bottom="0.0791in" style:vertical-pos="top" style:vertical-rel="baseline" style:horizontal-pos="center" style:horizontal-rel="paragraph-content" fo:padding="0in" fo:border="none" style:shadow="none" draw:shadow-opacity="100%"/>
    </style:style>
    <text:outline-style style:name="Outline">
      <text:outline-level-style text:level="1" loext:num-list-format="Chapter %1% - " style:num-prefix="Chapter " style:num-suffix=" - " style:num-format="1">
        <style:list-level-properties/>
      </text:outline-level-style>
      <text:outline-level-style text:level="2" loext:num-list-format="%1%.%2%" style:num-format="1" text:display-levels="2">
        <style:list-level-properties text:min-label-distance="0.15in"/>
      </text:outline-level-style>
      <text:outline-level-style text:level="3" loext:num-list-format="%1%.%2%.%3%" style:num-format="1" text:display-levels="3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Slide_20_Bullet" style:display-name="Slide Bullet">
      <text:list-level-style-bullet text:level="1" text:style-name="Bullet_20_Symbols" loext:num-list-format="%1%" text:bullet-char="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loext:num-list-format="%2%" text:bullet-char="◊">
        <style:list-level-properties text:space-before="0.5in" text:min-label-width="0.25in"/>
        <style:text-properties style:font-name="Tahoma1"/>
      </text:list-level-style-bullet>
      <text:list-level-style-bullet text:level="3" text:style-name="Bullet_20_Symbols" loext:num-list-format="%3%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loext:num-list-format="%4%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loext:num-list-format="%5%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loext:num-list-format="%6%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loext:num-list-format="%7%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loext:num-list-format="%8%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loext:num-list-format="%9%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loext:num-list-format="%10%" text:bullet-char="">
        <style:list-level-properties text:space-before="2.5in" text:min-label-width="0.2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0.06pt solid #b3b3b3" fo:border-left="none" fo:border-right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page-layout style:name="Mpm2" style:page-usage="right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in" fo:page-height="7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902in" fo:margin-bottom="0.7902in" fo:margin-left="0.7902in" fo:margin-right="0.7902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itmap_20_1" style:repeat="no-repeat" draw:fill-image-ref-point="top-left" style:footnote-max-height="0in" loext:margin-gutter="0in">
        <style:background-image xlink:href="Pictures/10000000000002FC00000043E48DACB3.png" xlink:type="simple" xlink:actuate="onLoad" style:position="top left" style:repeat="no-repeat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="none" fo:padding="0in" style:shadow="none" style:dynamic-spacing="false"/>
      </style:header-style>
      <style:footer-style>
        <style:header-footer-properties fo:min-height="0.4in" fo:margin-left="0in" fo:margin-right="0in" fo:margin-top="0.2in" fo:border-top="0.06pt solid #b3b3b3" fo:border-bottom="none" fo:border-left="none" fo:border-right="none" fo:padding="0in" style:shadow="none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no-repeat" draw:fill-image-ref-point="top-left"/>
    </style:style>
  </office:automatic-styles>
  <office:master-styles>
    <style:master-page style:name="Standard" style:page-layout-name="Mpm1" draw:style-name="Mdp1">
      <style:header>
        <text:p text:style-name="Header"><text:chapter text:display="number" text:outline-level="1">Chapter 1 - </text:chapter><text:chapter text:display="name" text:outline-level="1">Spring JDBC Support</text:chapter></text:p>
      </style:header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Right_20_Page" style:display-name="Righ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HTML" style:page-layout-name="Mpm5" draw:style-name="Mdp1"/>
    <style:master-page style:name="Title_20_Pages" style:display-name="Title Pages" style:page-layout-name="Mpm6" draw:style-name="Mdp1"/>
    <style:master-page style:name="Presentation_20_Page" style:display-name="Presentation Page" style:page-layout-name="Mpm7" draw:style-name="Mdp1"/>
    <style:master-page style:name="Slide_20_Page" style:display-name="Slide Page" style:page-layout-name="Mpm8" draw:style-name="Mdp2">
      <style:header>
        <text:p text:style-name="Header"><text:chapter text:display="number" text:outline-level="1"/><text:chapter text:display="name" text:outline-level="1"/></text:p>
      </style:header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06-09-12T12:38:04</meta:creation-date>
    <dc:date>2024-07-01T20:58:53.392000000</dc:date>
    <meta:editing-cycles>274</meta:editing-cycles>
    <meta:editing-duration>PT14H23M33S</meta:editing-duration>
    <meta:document-statistic meta:table-count="2" meta:image-count="0" meta:object-count="0" meta:page-count="17" meta:paragraph-count="229" meta:word-count="1427" meta:character-count="9874" meta:non-whitespace-character-count="8226"/>
    <meta:user-defined meta:name="Info 1"/>
    <meta:user-defined meta:name="Info 2"/>
    <meta:user-defined meta:name="Info 3"/>
    <meta:user-defined meta:name="Info 4"/>
  </office:meta>
</office:document-meta>
</file>